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top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43416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number-columns-spanned="7" table:number-rows-spanned="1" table:style-name="ce10">
            <text:p>2016年(105學年度)兼任教師人數, 按院系所別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2" table:style-name="ce18">
            <text:p>主聘單位</text:p>
          </table:table-cell>
          <table:covered-table-cell/>
          <table:table-cell office:value-type="string" table:number-columns-spanned="4" table:number-rows-spanned="1" table:style-name="ce18">
            <text:p>兼任教師</text:p>
          </table:table-cell>
          <table:covered-table-cell table:number-columns-repeated="3"/>
          <table:table-cell office:value-type="string" table:style-name="ce2">
            <text:p>合計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number-columns-spanned="1" table:number-rows-spanned="8" table:style-name="ce17">
            <text:p>電機學院</text:p>
          </table:table-cell>
          <table:table-cell office:value-type="string" table:style-name="ce4">
            <text:p>生醫工程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光電工程學系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光電系統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子工程學系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子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信工程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控工程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機工程學系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4" table:style-name="ce17">
            <text:p>資訊學院</text:p>
          </table:table-cell>
          <table:table-cell office:value-type="string" table:style-name="ce4">
            <text:p>多媒體工程研究所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資訊工程學系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資訊科學與工程研究所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網路工程研究所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17">
            <text:p>工學院</text:p>
          </table:table-cell>
          <table:table-cell office:value-type="string" table:style-name="ce4">
            <text:p>土木工程學系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工學院碩士在職專班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材料科學與工程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機械工程學系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環境工程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聲音與音樂創意科技碩士學位學程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6" table:style-name="ce17">
            <text:p>理學院</text:p>
          </table:table-cell>
          <table:table-cell office:value-type="string" table:style-name="ce4">
            <text:p>物理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理學院科學學士學位學程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統計學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電子物理學系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應用化學系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應用數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8" table:style-name="ce17">
            <text:p>管理學院</text:p>
          </table:table-cell>
          <table:table-cell office:value-type="string" table:style-name="ce4">
            <text:p>工業工程與管理學系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科技管理研究所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高階主管管理碩士學程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經營管理研究所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9" table:style-name="ce3">
            <text:p>9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資訊管理與財務金融學系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運輸與物流管理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管理科學系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管理學院碩士在職專班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3" table:style-name="ce17">
            <text:p>生物科技學院</text:p>
          </table:table-cell>
          <table:table-cell office:value-type="string" table:style-name="ce4">
            <text:p>分子醫學與生物工程研究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生物科技學系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生物資訊及系統生物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9" table:style-name="ce17">
            <text:p>人文社會學院</text:p>
          </table:table-cell>
          <table:table-cell office:value-type="string" table:style-name="ce4">
            <text:p>外國語文學系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社會與文化研究所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建築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英語教學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音樂研究所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19" table:style-name="ce3">
            <text:p>19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教育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傳播研究所</text:p>
          </table:table-cell>
          <table:table-cell table:number-columns-repeated="5" table:style-name="ce3"/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應用藝術研究所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亞際文化研究國際碩士學位學程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2">
          <table:table-cell office:value-type="string" table:number-columns-spanned="1" table:number-rows-spanned="2" table:style-name="ce17">
            <text:p>客家文化學院</text:p>
          </table:table-cell>
          <table:table-cell office:value-type="string" table:style-name="ce4">
            <text:p>人文社會學系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4">
            <text:p>傳播與科技學系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table-cell office:value-type="string" table:style-name="ce3">
            <text:p>科技法律學院</text:p>
          </table:table-cell>
          <table:table-cell office:value-type="string" table:style-name="ce4">
            <text:p>科技法律研究所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11" table:style-name="ce3">
            <text:p>1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4">
            <text:p>國際半導體產業學院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1" table:number-rows-spanned="2" table:style-name="ce17">
            <text:p>光電學院</text:p>
          </table:table-cell>
          <table:table-cell office:value-type="string" table:style-name="ce4">
            <text:p>照明與能源光電研究所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影像與生醫光電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number-columns-spanned="1" table:number-rows-spanned="9" table:style-name="ce17">
            <text:p>行政單位及各類中心</text:p>
          </table:table-cell>
          <table:table-cell office:value-type="string" table:style-name="ce4">
            <text:p>軍訓室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師資培育中心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通識教育中心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8" table:style-name="ce3">
            <text:p>8</text:p>
          </table:table-cell>
          <table:table-cell office:value-type="float" office:value="38" table:style-name="ce3">
            <text:p>38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資訊技術服務中心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圖書館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語言教學與研究中心</text:p>
          </table:table-cell>
          <table:table-cell table:number-columns-repeated="2" table:style-name="ce3"/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衛生保健組</text:p>
          </table:table-cell>
          <table:table-cell table:number-columns-repeated="5" table:style-name="ce3"/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諮商中心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77" table:style-name="ce1"/>
        </table:table-row>
        <table:table-row table:style-name="ro2">
          <table:covered-table-cell/>
          <table:table-cell office:value-type="string" table:style-name="ce4">
            <text:p>體育室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總計</text:p>
          </table:table-cell>
          <table:table-cell table:style-name="ce3"/>
          <table:table-cell office:value-type="float" office:value="60" table:style-name="ce3">
            <text:p>60</text:p>
          </table:table-cell>
          <table:table-cell office:value-type="float" office:value="36" table:style-name="ce3">
            <text:p>36</text:p>
          </table:table-cell>
          <table:table-cell office:value-type="float" office:value="95" table:style-name="ce3">
            <text:p>95</text:p>
          </table:table-cell>
          <table:table-cell office:value-type="float" office:value="85" table:style-name="ce3">
            <text:p>85</text:p>
          </table:table-cell>
          <table:table-cell office:value-type="float" office:value="276" table:style-name="ce5">
            <text:p>276</text:p>
          </table:table-cell>
          <table:table-cell table:style-name="ce6"/>
          <table:table-cell table:number-columns-repeated="16376"/>
        </table:table-row>
        <table:table-row table:number-rows-repeated="1048513" table:style-name="ro2">
          <table:table-cell table:number-columns-repeated="16384"/>
        </table:table-row>
      </table:table>
      <table:table table:name="工作表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74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7-10-05T08:16:07Z</meta:creation-date>
    <dc:date>2017-12-15T03:31:56Z</dc:date>
    <meta:print-date>2017-12-15T03:31:45Z</meta:print-date>
  </office:meta>
</office:document-meta>
</file>